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ffb8" officeooo:paragraph-rsid="0014ffb8"/>
    </style:style>
    <style:style style:name="P2" style:family="paragraph" style:parent-style-name="Standard">
      <style:text-properties style:text-underline-style="none" officeooo:rsid="0014ffb8" officeooo:paragraph-rsid="0014ffb8"/>
    </style:style>
    <style:style style:name="P3" style:family="paragraph" style:parent-style-name="Standard">
      <style:text-properties style:text-underline-style="none" officeooo:rsid="0015e425" officeooo:paragraph-rsid="0015e42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5" style:family="text">
      <style:text-properties style:text-line-through-style="solid" style:text-line-through-type="single" style:text-underline-style="none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7" style:family="text">
      <style:text-properties officeooo:rsid="0015e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zdaviniai</text:p>
      <text:p text:style-name="P1">2.2</text:p>
      <text:p text:style-name="P1"><text:tab/>BC+:BCD</text:p>
      <text:p text:style-name="P1">2.3</text:p>
      <text:p text:style-name="P1"><text:tab/>AB -&gt; C , C -&gt; D</text:p>
      <text:p text:style-name="P1"><text:tab/>//istrynimo nera</text:p>
      <text:p text:style-name="P1"><text:tab/>//pertekliniu priklausomybiu nera</text:p>
      <text:p text:style-name="P1">2.4</text:p>
      <text:p text:style-name="P1"><text:tab/>1, AB</text:p>
      <text:p text:style-name="P1">2.5</text:p>
      <text:p text:style-name="P1"><text:tab/>Taip, nera nepriminiu atributu dalinai priklausanciu nuo rakto dalies</text:p>
      <text:p text:style-name="P1">2.6</text:p>
      <text:p text:style-name="P1"><text:tab/>Ne, D priklauso tranzityviai nuo AB</text:p>
      <text:p text:style-name="P1">2.7 </text:p>
      <text:p text:style-name="P1"><text:tab/>Ne, nes nera 3NF.</text:p>
      <text:p text:style-name="P1"><text:tab/>yra priklausomybe C-&gt;D</text:p>
      <text:p text:style-name="P1">2.8</text:p>
      <text:p text:style-name="P1"><text:tab/>L1<text:tab/><text:span text:style-name="T1">A,B</text:span>,C raktas (AB)</text:p>
      <text:p text:style-name="P1"><text:tab/>L2<text:tab/><text:span text:style-name="T1">C</text:span>,D<text:tab/>raktas(C)</text:p>
      <text:p text:style-name="P1"/>
      <text:p text:style-name="P1">3.1</text:p>
      <text:p text:style-name="P1"><text:tab/>uzdavinys<text:tab/><text:span text:style-name="T1">Nr</text:span><text:span text:style-name="T2">,salyga</text:span></text:p>
      <text:p text:style-name="P1"><text:span text:style-name="T2"><text:tab/>issprende<text:tab/></text:span><text:span text:style-name="T1">Nr</text:span><text:span text:style-name="T2">,</text:span><text:span text:style-name="T5">Kodas</text:span></text:p>
      <text:p text:style-name="P2"><text:tab/>Asmuo <text:tab/><text:span text:style-name="T6">Kodas</text:span>,Pavarde,Vardas</text:p>
      <text:p text:style-name="P2">3.2</text:p>
      <text:p text:style-name="P2"><text:tab/>Programa <text:tab/><text:tab/><text:span text:style-name="T1">Kodas</text:span>,Paskirtis,Pavadinimas,<text:span text:style-name="T3">Projektuotojas</text:span>,PabaigosData</text:p>
      <text:p text:style-name="P2"><text:tab/>Programuoja<text:tab/><text:tab/><text:span text:style-name="T1">Kodas</text:span>,<text:span text:style-name="T1">AK</text:span>,PabaigosData</text:p>
      <text:p text:style-name="P2"><text:tab/>Programuotojas<text:tab/><text:span text:style-name="T4">AK</text:span>,Pavarde,Vardas</text:p>
      <text:p text:style-name="P2"><text:tab/>El.pastas <text:tab/><text:tab/><text:span text:style-name="T1">El.pastas</text:span>,<text:span text:style-name="T1">AK</text:span></text:p>
      <text:p text:style-name="P2"><text:span text:style-name="T1"/></text:p>
      <text:p text:style-name="P2">4.</text:p>
      <text:p text:style-name="P2"><text:span text:style-name="T7">4.1</text:span><text:tab/><text:span text:style-name="T7">column?:<text:tab/>2,1</text:span></text:p>
      <text:p text:style-name="P2"/>
      <text:p text:style-name="P3">4.2<text:tab/>columnA:<text:tab/>1,2<text:tab/></text:p>
      <text:p text:style-name="P3"><text:tab/>columnR:<text:tab/>2,1</text:p>
      <text:p text:style-name="P3"/>
      <text:p text:style-name="P3">4.3<text:tab/>columnA:<text:tab/>1,1,2</text:p>
      <text:p text:style-name="P3"/>
      <text:p text:style-name="P3">4.4<text:tab/>column:<text:tab/>1,2</text:p>
      <text:p text:style-name="P3"/>
      <text:p text:style-name="P3">bonus: SELECT COUNT(*) FROM R AS P1, R AS P2</text:p>
      <text:p text:style-name="P3"><text:tab/>column: <text:tab/>9</text:p>
      <text:p text:style-name="P3"/>
      <text:p text:style-name="P2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S</meta:editing-duration>
    <meta:editing-cycles>3</meta:editing-cycles>
    <meta:generator>LibreOffice/5.0.3.2$Windows_x86 LibreOffice_project/e5f16313668ac592c1bfb310f4390624e3dbfb75</meta:generator>
    <dc:date>2016-05-30T12:30:12.548000000</dc:date>
    <meta:document-statistic meta:table-count="0" meta:image-count="0" meta:object-count="0" meta:page-count="1" meta:paragraph-count="37" meta:word-count="95" meta:character-count="670" meta:non-whitespace-character-count="580"/>
    <meta:user-defined meta:name="Info 1"/>
    <meta:user-defined meta:name="Info 2"/>
    <meta:user-defined meta:name="Info 3"/>
    <meta:user-defined meta:name="Info 4"/>
  </office:meta>
</office:document-meta>
</file>